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5184" officeooo:paragraph-rsid="00045184"/>
    </style:style>
    <style:style style:name="P2" style:family="paragraph" style:parent-style-name="Standard">
      <style:text-properties officeooo:rsid="0006013d" officeooo:paragraph-rsid="0006013d"/>
    </style:style>
    <style:style style:name="P3" style:family="paragraph" style:parent-style-name="Standard">
      <style:text-properties officeooo:rsid="0007ec8c" officeooo:paragraph-rsid="0007ec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que Pointers</text:p>
      <text:p text:style-name="P1"/>
      <text:p text:style-name="P2">Hello, in this video we will be learning about unique pointers. We have touched on this subject before, but will now take a deeper look</text:p>
      <text:p text:style-name="P2"/>
      <text:p text:style-name="P2">The C++ standard library has had a lot of additions and modifications since the days of old to try to make memory management a bit easier. Since C++ is a systems programming language meant to run on any machine. They leave the details of memory management up to the developer. In this section we are going to look at many of the features defined in the &lt;memory&gt; header</text:p>
      <text:p text:style-name="P2"/>
      <text:p text:style-name="P2">standard unique pointer is a smart pointer that owns and manages another object through a pointer and disposes of that object when the unique pointer goes out of scope. It provides us with a basic, yet powerful tool for managed memory in our programs. </text:p>
      <text:p text:style-name="P2"/>
      <text:p text:style-name="P2">The unique pointer class takes in a poninter to some memory of type T, or an array of type T, and also an optional deleter. You may recall that we used deleters in our first project to automatically handle the memory acquired by calling the libcurl C library.</text:p>
      <text:p text:style-name="P2"/>
      <text:p text:style-name="P2"><text:s/>A unique pointer can manage a single object, created with new, or a dynamically allocated array of objects created with new[]. It can also not manage any objects, which is an empty unique pointer and is equivalent to nullptr. </text:p>
      <text:p text:style-name="P2"/>
      <text:p text:style-name="P2">A unique_ptr and the object it owns can be moved to another unique_ptr but cannot be copied. A const unique_ptr cannot be copied or moved. </text:p>
      <text:p text:style-name="P2"/>
      <text:p text:style-name="P3">The optional delete can be supplied to the constructor which will be invoked either when the unique_ptr goes out of scope, or reset() is called on it. This can be useful for making sure extra cleanup steps are fulfilled, especially for older C library objects. Lets take a look at some examples. </text:p>
      <text:p text:style-name="P3"/>
      <text:p text:style-name="P3">&lt;unique_ptr.cpp&gt;</text:p>
      <text:p text:style-name="P3"/>
      <text:p text:style-name="P3">in the next video we will be taking a look at shared_ptr. Thanks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15:27.507549472</meta:creation-date>
    <dc:date>2019-04-21T12:30:10.830893756</dc:date>
    <meta:editing-duration>PT3M2S</meta:editing-duration>
    <meta:editing-cycles>2</meta:editing-cycles>
    <meta:generator>LibreOffice/6.0.7.3$Linux_X86_64 LibreOffice_project/00m0$Build-3</meta:generator>
    <meta:document-statistic meta:table-count="0" meta:image-count="0" meta:object-count="0" meta:page-count="1" meta:paragraph-count="10" meta:word-count="319" meta:character-count="1785" meta:non-whitespace-character-count="1471"/>
  </office:meta>
</office:document-meta>
</file>